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cc" fo:font-weight="bold" officeooo:rsid="0022c2c8" officeooo:paragraph-rsid="0022c2c8" style:font-weight-asian="bold" style:font-weight-complex="bold"/>
    </style:style>
    <style:style style:name="P2" style:family="paragraph" style:parent-style-name="Standard">
      <style:text-properties fo:font-weight="bold" officeooo:rsid="00212333" officeooo:paragraph-rsid="0021233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f3e7" officeooo:paragraph-rsid="0017586f" style:font-weight-asian="bold" style:font-weight-complex="bold"/>
    </style:style>
    <style:style style:name="P4" style:family="paragraph" style:parent-style-name="Standard">
      <style:text-properties officeooo:rsid="00154289" officeooo:paragraph-rsid="00154289"/>
    </style:style>
    <style:style style:name="P5" style:family="paragraph" style:parent-style-name="Standard">
      <style:text-properties officeooo:rsid="00212333" officeooo:paragraph-rsid="00212333"/>
    </style:style>
    <style:style style:name="P6" style:family="paragraph" style:parent-style-name="Standard">
      <style:text-properties officeooo:rsid="00212333" officeooo:paragraph-rsid="0022c2c8"/>
    </style:style>
    <style:style style:name="P7" style:family="paragraph" style:parent-style-name="Standard">
      <style:text-properties officeooo:rsid="0022c2c8" officeooo:paragraph-rsid="0022c2c8"/>
    </style:style>
    <style:style style:name="P8" style:family="paragraph" style:parent-style-name="Standard">
      <style:text-properties officeooo:rsid="0025a5a6" officeooo:paragraph-rsid="0025a5a6"/>
    </style:style>
    <style:style style:name="P9" style:family="paragraph" style:parent-style-name="Standard">
      <style:text-properties fo:font-style="italic" officeooo:rsid="0025a5a6" officeooo:paragraph-rsid="0025a5a6" style:font-style-asian="italic" style:font-style-complex="itali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88ae2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88ae2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text-underline-style="none" officeooo:paragraph-rsid="00288ae2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style:text-underline-style="none" fo:font-weight="bold" officeooo:rsid="00288ae2" officeooo:paragraph-rsid="00288ae2" style:font-size-asian="10pt" style:font-weight-asian="bold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paragraph-rsid="00288ae2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rsid="00288ae2" officeooo:paragraph-rsid="00288ae2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88ae2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997f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f7f5f" style:font-name="Monospace"/>
    </style:style>
    <style:style style:name="T3" style:family="text">
      <style:text-properties fo:color="#3f7f5f" style:font-name="Monospace" officeooo:rsid="00288ae2"/>
    </style:style>
    <style:style style:name="T4" style:family="text">
      <style:text-properties fo:color="#3f7f5f" style:font-name="Monospace" style:text-underline-style="none" fo:font-weight="normal" officeooo:rsid="00288ae2" style:font-weight-asian="normal" style:font-weight-complex="normal"/>
    </style:style>
    <style:style style:name="T5" style:family="text">
      <style:text-properties fo:color="#3f7f5f" style:font-name="Monospace" style:text-underline-style="none" fo:font-weight="normal" officeooo:rsid="00288ae2" style:font-weight-asian="normal" style:font-size-complex="10pt" style:font-weight-complex="normal"/>
    </style:style>
    <style:style style:name="T6" style:family="text">
      <style:text-properties fo:color="#7f0055" style:font-name="Monospace" fo:font-weight="bold" style:font-weight-asian="bold"/>
    </style:style>
    <style:style style:name="T7" style:family="text">
      <style:text-properties fo:color="#7f0055" style:font-name="Monospace" fo:font-weight="bold" style:font-weight-asian="bold"/>
    </style:style>
    <style:style style:name="T8" style:family="text">
      <style:text-properties fo:color="#7f0055" style:font-name="Monospace" fo:font-size="10pt" fo:font-weight="bold" style:font-size-asian="10pt" style:font-weight-asian="bold" style:font-size-complex="10pt"/>
    </style:style>
    <style:style style:name="T9" style:family="text">
      <style:text-properties fo:color="#7f0055" style:font-name="Monospace" fo:font-size="10pt" fo:font-weight="bold" officeooo:rsid="00288ae2" style:font-size-asian="10pt" style:font-weight-asian="bold" style:font-size-complex="10pt"/>
    </style:style>
    <style:style style:name="T10" style:family="text">
      <style:text-properties fo:color="#7f0055" style:font-name="Monospace" fo:font-size="12pt" fo:font-weight="bold" style:font-size-asian="12pt" style:font-weight-asian="bold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fo:font-size="10pt" style:font-size-asian="10pt" style:font-size-complex="10pt"/>
    </style:style>
    <style:style style:name="T13" style:family="text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style:font-name="Monospace" style:text-underline-style="solid" style:text-underline-width="auto" style:text-underline-color="font-color"/>
    </style:style>
    <style:style style:name="T15" style:family="text">
      <style:text-properties fo:color="#000000" style:font-name="Monospace" style:text-underline-style="none"/>
    </style:style>
    <style:style style:name="T16" style:family="text">
      <style:text-properties fo:color="#000000" style:font-name="Monospace" fo:font-weight="bold" style:font-weight-asian="bold" style:font-weight-complex="bold"/>
    </style:style>
    <style:style style:name="T17" style:family="text">
      <style:text-properties fo:color="#000000" style:font-name="Monospace" fo:font-size="12pt" style:font-size-asian="12pt"/>
    </style:style>
    <style:style style:name="T18" style:family="text">
      <style:text-properties fo:color="#000000" style:font-name="Monospace" fo:font-size="12pt" style:text-underline-style="solid" style:text-underline-width="auto" style:text-underline-color="font-color" style:font-size-asian="12pt"/>
    </style:style>
    <style:style style:name="T19" style:family="text">
      <style:text-properties fo:color="#000000" style:font-name="Monospace"/>
    </style:style>
    <style:style style:name="T20" style:family="text">
      <style:text-properties fo:color="#0000c0" style:font-name="Monospace"/>
    </style:style>
    <style:style style:name="T21" style:family="text">
      <style:text-properties fo:color="#0000c0" style:font-name="Monospace" fo:font-style="italic" fo:font-weight="bold" style:font-style-asian="italic" style:font-weight-asian="bold"/>
    </style:style>
    <style:style style:name="T22" style:family="text">
      <style:text-properties fo:color="#0000c0" style:font-name="Monospace" fo:font-style="italic" style:font-style-asian="italic"/>
    </style:style>
    <style:style style:name="T23" style:family="text">
      <style:text-properties fo:color="#0000c0" style:font-name="Monospace" fo:font-size="12pt" style:font-size-asian="12pt"/>
    </style:style>
    <style:style style:name="T24" style:family="text">
      <style:text-properties fo:color="#0000c0" style:font-name="Monospace" fo:font-size="12pt" fo:font-style="italic" style:font-size-asian="12pt" style:font-style-asian="italic"/>
    </style:style>
    <style:style style:name="T25" style:family="text">
      <style:text-properties fo:color="#0000c0" style:font-name="Monospace"/>
    </style:style>
    <style:style style:name="T26" style:family="text">
      <style:text-properties fo:color="#6a3e3e" style:font-name="Monospace"/>
    </style:style>
    <style:style style:name="T27" style:family="text">
      <style:text-properties fo:color="#2a00ff" style:font-name="Monospace"/>
    </style:style>
    <style:style style:name="T28" style:family="text">
      <style:text-properties officeooo:rsid="0022c2c8"/>
    </style:style>
    <style:style style:name="T29" style:family="text">
      <style:text-properties officeooo:rsid="0025a5a6"/>
    </style:style>
    <style:style style:name="T30" style:family="text">
      <style:text-properties officeooo:rsid="002997f0"/>
    </style:style>
    <style:style style:name="T31" style:family="text">
      <style:text-properties fo:color="#ff0000" fo:font-size="12pt" style:font-size-asian="12pt"/>
    </style:style>
    <style:style style:name="T32" style:family="text">
      <style:text-properties fo:color="#ff0000"/>
    </style:style>
    <style:style style:name="T33" style:family="text">
      <style:text-properties fo:color="#557f5f" style:font-name="Monospace" fo:font-size="12pt" style:font-size-asian="12pt"/>
    </style:style>
    <style:style style:name="T34" style:family="text">
      <style:text-properties fo:color="#557f5f" style:font-name="Monospace"/>
    </style:style>
    <style:style style:name="T35" style:family="text">
      <style:text-properties fo:color="#005032" style:font-name="Monospace" fo:font-size="12pt" style:font-size-asian="12pt"/>
    </style:style>
    <style:style style:name="T36" style:family="text">
      <style:text-properties fo:color="#005032" style:font-name="Monospace"/>
    </style:style>
    <style:style style:name="T37" style:family="text">
      <style:text-properties fo:color="#c21b30" style:font-name="Monospace" fo:font-size="12pt" fo:font-weight="bold" style:font-size-asian="12pt" style:font-weight-asian="bold"/>
    </style:style>
    <style:style style:name="T38" style:family="text">
      <style:text-properties fo:color="#c21b30" style:font-name="Monospace" fo:font-weight="bold" style:font-weight-asian="bold"/>
    </style:style>
    <style:style style:name="T39" style:family="text">
      <style:text-properties fo:color="#22804c" style:font-name="Monospace" fo:font-size="12pt" fo:font-weight="bold" style:font-size-asian="12pt" style:font-weight-asian="bold"/>
    </style:style>
    <style:style style:name="T40" style:family="text">
      <style:text-properties fo:color="#22804c" style:font-name="Monospace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JERCICIO SOBRE POO EN <text:span text:style-name="T30">PHP</text:span> - I</text:p>
      <text:p text:style-name="P4"/>
      <text:p text:style-name="P5"><text:span text:style-name="T28">Se desea i</text:span>mplementar una clase denominada <text:span text:style-name="T1">CuentaBancaria</text:span> <text:span text:style-name="T28">que codifique el funcionamiento básico de una cuenta bancaria. Para ello se definen los siguientes atributos y métodos</text:span></text:p>
      <text:p text:style-name="P5"/>
      <text:p text:style-name="P2">Atributos: <text:span text:style-name="T28">Todos privados</text:span></text:p>
      <text:p text:style-name="P6"><text:s/><text:span text:style-name="T28">Métodos de instancia:</text:span> el saldo de la cuenta y el número de movimientos realizados.</text:p>
      <text:p text:style-name="P6"><text:s/><text:span text:style-name="T28">Métodos de clase (static): número de cuentas bancarias creadas.</text:span> <text:s text:c="2"/></text:p>
      <text:p text:style-name="P5"/>
      <text:p text:style-name="P2">Métodos:</text:p>
      <text:p text:style-name="P5">1) <text:s/>Tiene un constructor <text:s/>donde se indica el saldo inicial de la cuenta <text:span text:style-name="T30">o sin no se indica nada </text:span>se <text:span text:style-name="T28">inicia</text:span> la cuenta con saldo igual a 0</text:p>
      <text:p text:style-name="P5"/>
      <text:p text:style-name="P5">2) Ingreso, incrementa el saldo en una cantidad indicada como parámetro.</text:p>
      <text:p text:style-name="P5"/>
      <text:p text:style-name="P5">3) Abono, decremento el saldo en la cantidad indicada como parámetro.</text:p>
      <text:p text:style-name="P5"/>
      <text:p text:style-name="P7">4) Anotar gastos decrementa el saldo en 20 euros si el saldo de la cuenta <text:span text:style-name="T29">es menor</text:span> 1000</text:p>
      <text:p text:style-name="P7"/>
      <text:p text:style-name="P7">5)Anotar Intereses incrementa la cuenta según valor de interés indicado como parámetro en tanto por ciento. <text:s text:c="3"/></text:p>
      <text:p text:style-name="P7"/>
      <text:p text:style-name="P7">6) Realizar transferencia a cuenta, decrementa el saldo en la cantidad indicada como parámetro, realizando un ingreso en la cuenta destino.</text:p>
      <text:p text:style-name="P7"/>
      <text:p text:style-name="P7">7) Consultar estado de la cuenta, mostrá el saldo actual y el número de operaciones realizadas</text:p>
      <text:p text:style-name="P4"/>
      <text:p text:style-name="P9">Se supone que siempre se pueden hacer la operaciones aunque suponga que la cuenta se queda en números rojos. Todos los métodos salvo el consultar saldo incrementa el número de operaciones</text:p>
      <text:p text:style-name="P8"/>
      <text:p text:style-name="P7">Probar la clase con la siguiente clase de Prueba.</text:p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4"><text:span text:style-name="T32">&lt;?php</text:span></text:p>
            <text:p text:style-name="P22"><text:span text:style-name="T34">/*</text:span></text:p>
            <text:p text:style-name="P22"><text:span text:style-name="T34"><text:s/>* Prueba de CuentaBancaria</text:span></text:p>
            <text:p text:style-name="P22"><text:span text:style-name="T34"><text:s/>*/</text:span></text:p>
            <text:p text:style-name="P22"><text:span text:style-name="T6">include_once </text:span><text:span text:style-name="T20">'CuentaBancaria.php'</text:span><text:span text:style-name="T11">;</text:span></text:p>
            <text:p text:style-name="P22"><text:span text:style-name="T6">echo </text:span><text:span text:style-name="T20">"&lt;h2&gt; PROBANDO &lt;/H2&gt;"</text:span><text:span text:style-name="T11">;</text:span></text:p>
            <text:p text:style-name="P21"/>
            <text:p text:style-name="P22"><text:span text:style-name="T11">$c1 = </text:span><text:span text:style-name="T6">new </text:span><text:span text:style-name="T36">CuentaBancaria</text:span><text:span text:style-name="T11">(100);</text:span></text:p>
            <text:p text:style-name="P22"><text:span text:style-name="T11">$c2 = </text:span><text:span text:style-name="T6">new </text:span><text:span text:style-name="T36">CuentaBancaria</text:span><text:span text:style-name="T11">(1900);</text:span></text:p>
            <text:p text:style-name="P22"><text:span text:style-name="T11">$c3 = </text:span><text:span text:style-name="T6">new </text:span><text:span text:style-name="T36">CuentaBancaria</text:span><text:span text:style-name="T11">();</text:span></text:p>
            <text:p text:style-name="P21"/>
            <text:p text:style-name="P22"><text:span text:style-name="T11">$c1-&gt;abono(20);</text:span></text:p>
            <text:p text:style-name="P22"><text:span text:style-name="T11">$c1-&gt;ingreso(10);</text:span></text:p>
            <text:p text:style-name="P22"><text:span text:style-name="T11">$c1-&gt;anotarGastos();</text:span></text:p>
            <text:p text:style-name="P22"><text:span text:style-name="T6">echo </text:span><text:span text:style-name="T20">"&lt;br&gt; Cuenta c1 = "</text:span><text:span text:style-name="T11">.$c1-&gt;consultarEstado();</text:span></text:p>
            <text:p text:style-name="P21"/>
            <text:p text:style-name="P22"><text:span text:style-name="T11">$c2-&gt;ingreso(100);</text:span></text:p>
            <text:p text:style-name="P22"><text:span text:style-name="T11">$c2-&gt;anotarGastos(); </text:span><text:span text:style-name="T34">// No se aplican pues su saldo es mayor que 1000</text:span></text:p>
            <text:p text:style-name="P22"><text:span text:style-name="T11">$c2-&gt;anotarIntereses(5); </text:span><text:span text:style-name="T34">// 5% de interes</text:span></text:p>
            <text:p text:style-name="P22"><text:span text:style-name="T11">$c2-&gt;transferencia(100,$c3);</text:span></text:p>
            <text:p text:style-name="P22"><text:span text:style-name="T6">echo </text:span><text:span text:style-name="T20">"&lt;br&gt; Cuenta c2 = "</text:span><text:span text:style-name="T11">.$c2-&gt;consultarEstado();</text:span></text:p>
            <text:p text:style-name="P21"/>
            <text:p text:style-name="P22"><text:span text:style-name="T11">$c3-&gt;abono(75);</text:span></text:p>
            <text:p text:style-name="P22"><text:span text:style-name="T11">$c3-&gt;abono(75); <text:s/></text:span><text:span text:style-name="T34">// Se queda con saldo negativo</text:span></text:p>
            <text:p text:style-name="P22"><text:span text:style-name="T6">echo </text:span><text:span text:style-name="T20">"&lt;br&gt; Cuenta c3 = "</text:span><text:span text:style-name="T11">.$c3-&gt;consultarEstado();</text:span></text:p>
            <text:p text:style-name="P14"><text:span text:style-name="T11"/></text:p>
          </table:table-cell>
        </table:table-row>
      </table:table>
      <text:p text:style-name="P7"/>
      <text:p text:style-name="P3"/>
      <text:p text:style-name="P3"><text:soft-page-break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><text:span text:style-name="T4"><text:s/></text:span></text:p>
            <text:p text:style-name="P22"><text:span text:style-name="T6">class </text:span><text:span text:style-name="T36">CuentaBancaria</text:span></text:p>
            <text:p text:style-name="P22"><text:span text:style-name="T11">{</text:span></text:p>
            <text:p text:style-name="P22"><text:span text:style-name="T11"><text:s text:c="4"/></text:span><text:span text:style-name="T34">// -------------------------------------</text:span></text:p>
            <text:p text:style-name="P22"><text:span text:style-name="T11"><text:s text:c="4"/></text:span><text:span text:style-name="T34">// Atributos de Clase</text:span></text:p>
            <text:p text:style-name="P22"><text:span text:style-name="T11"><text:s text:c="4"/></text:span><text:span text:style-name="T34">// -------------------------------------</text:span></text:p>
            <text:p text:style-name="P22"><text:span text:style-name="T11"><text:s text:c="4"/></text:span></text:p>
            <text:p text:style-name="P22"><text:span text:style-name="T11"><text:s text:c="4"/></text:span><text:span text:style-name="T38">private </text:span><text:span text:style-name="T20">$saldo</text:span><text:span text:style-name="T11">; <text:s text:c="9"/></text:span><text:span text:style-name="T34">// Saldo actual de la cuenta</text:span></text:p>
            <text:p text:style-name="P22"><text:span text:style-name="T11"><text:s text:c="4"/></text:span><text:span text:style-name="T38">private </text:span><text:span text:style-name="T20">$numMovimientos</text:span><text:span text:style-name="T11">; </text:span><text:span text:style-name="T34">// Número de movimientos realizados</text:span></text:p>
            <text:p text:style-name="P22"><text:span text:style-name="T11"><text:s text:c="4"/></text:span><text:span text:style-name="T38">private </text:span><text:span text:style-name="T6">static </text:span><text:span text:style-name="T22">$numCuentas</text:span><text:span text:style-name="T11"> = 0; </text:span><text:span text:style-name="T34">// Número de cuentas creadas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-------------------------------------</text:span></text:p>
            <text:p text:style-name="P22"><text:span text:style-name="T11"><text:s text:c="4"/></text:span><text:span text:style-name="T34">// <text:s text:c="2"/>METODOS:</text:span></text:p>
            <text:p text:style-name="P22"><text:span text:style-name="T11"><text:s text:c="4"/></text:span><text:span text:style-name="T34">// -------------------------------------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Constructores</text:span></text:p>
            <text:p text:style-name="P22"><text:span text:style-name="T11"><text:s text:c="4"/></text:span><text:span text:style-name="T40">public </text:span><text:span text:style-name="T6">function</text:span><text:span text:style-name="T11"> __construct(</text:span><text:span text:style-name="T6">int </text:span><text:span text:style-name="T14">$saldo</text:span><text:span text:style-name="T11"> = 0){</text:span></text:p>
            <text:p text:style-name="P22"><text:span text:style-name="T11"><text:s text:c="8"/>$this-&gt;</text:span><text:span text:style-name="T20">saldo</text:span><text:span text:style-name="T11"> = </text:span><text:span text:style-name="T14">$saldo</text:span><text:span text:style-name="T11">;</text:span></text:p>
            <text:p text:style-name="P22"><text:span text:style-name="T11"><text:s text:c="8"/>$this-&gt;</text:span><text:span text:style-name="T20">numMovimientos</text:span><text:span text:style-name="T11"> = 0;</text:span></text:p>
            <text:p text:style-name="P22"><text:span text:style-name="T11"><text:s text:c="8"/></text:span><text:span text:style-name="T34">//CuentaBancaria::$numCuentas++; // Otra forma menos general</text:span></text:p>
            <text:p text:style-name="P22"><text:span text:style-name="T11"><text:s text:c="8"/></text:span><text:span text:style-name="T6">self</text:span><text:span text:style-name="T11">::</text:span><text:span text:style-name="T22">$numCuentas</text:span><text:span text:style-name="T11">++;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Ingreso, incrementa el saldo en una cantidad indicada como parámetro.</text:span></text:p>
            <text:p text:style-name="P22"><text:span text:style-name="T11"><text:s text:c="4"/></text:span><text:span text:style-name="T40">public </text:span><text:span text:style-name="T6">function</text:span><text:span text:style-name="T11"> ingreso (</text:span><text:span text:style-name="T6">int </text:span><text:span text:style-name="T14">$cantidad</text:span><text:span text:style-name="T11">){</text:span></text:p>
            <text:p text:style-name="P22"><text:span text:style-name="T11"><text:s text:c="8"/>$this-&gt;</text:span><text:span text:style-name="T20">saldo</text:span><text:span text:style-name="T11"> += </text:span><text:span text:style-name="T14">$cantidad</text:span><text:span text:style-name="T11">;</text:span></text:p>
            <text:p text:style-name="P22"><text:span text:style-name="T11"><text:s text:c="8"/>$this-&gt;</text:span><text:span text:style-name="T20">numMovimientos</text:span><text:span text:style-name="T11">++;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Abono, decremento el saldo en la cantidad indicada como parámetro.</text:span></text:p>
            <text:p text:style-name="P22"><text:span text:style-name="T11"><text:s text:c="4"/></text:span><text:span text:style-name="T40">public </text:span><text:span text:style-name="T6">function</text:span><text:span text:style-name="T11"> abono (</text:span><text:span text:style-name="T6">int </text:span><text:span text:style-name="T14">$cantidad</text:span><text:span text:style-name="T11">){</text:span></text:p>
            <text:p text:style-name="P22"><text:span text:style-name="T11"><text:s text:c="8"/>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Anotar gastos decrementa el saldo en 20 euros si</text:span></text:p>
            <text:p text:style-name="P22"><text:span text:style-name="T11"><text:s text:c="4"/></text:span><text:span text:style-name="T34">// el saldo de la cuenta es menor 1000</text:span></text:p>
            <text:p text:style-name="P22"><text:span text:style-name="T11"><text:s text:c="4"/></text:span><text:span text:style-name="T40">public </text:span><text:span text:style-name="T6">function</text:span><text:span text:style-name="T11"> anotarGastos(){</text:span></text:p>
            <text:p text:style-name="P22"><text:span text:style-name="T11"><text:s text:c="8"/>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Anotar Intereses incrementa la cuenta según valor de interés indicado</text:span></text:p>
            <text:p text:style-name="P22"><text:span text:style-name="T11"><text:s text:c="4"/></text:span><text:span text:style-name="T34">// como parámetro en tanto por ciento.</text:span></text:p>
            <text:p text:style-name="P22"><text:span text:style-name="T11"><text:s text:c="4"/></text:span><text:span text:style-name="T40">public </text:span><text:span text:style-name="T6">function</text:span><text:span text:style-name="T11"> anotarIntereses ( </text:span><text:span text:style-name="T6">int </text:span><text:span text:style-name="T14">$interes</text:span><text:span text:style-name="T11">){</text:span></text:p>
            <text:p text:style-name="P22"><text:span text:style-name="T11"><text:s text:c="8"/>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Realizar transferencia a cuenta, decrementa el saldo</text:span></text:p>
            <text:p text:style-name="P22"><text:span text:style-name="T11"><text:s text:c="4"/></text:span><text:span text:style-name="T34">// en la cantidad indicada</text:span></text:p>
            <text:p text:style-name="P22"><text:span text:style-name="T11"><text:s text:c="4"/></text:span><text:span text:style-name="T34">// como parámetro, realizando un ingreso en la cuenta destino.</text:span></text:p>
            <text:p text:style-name="P22"><text:span text:style-name="T11"><text:s text:c="4"/></text:span><text:span text:style-name="T40">public </text:span><text:span text:style-name="T6">function</text:span><text:span text:style-name="T11"> transferencia ( </text:span><text:span text:style-name="T6">int </text:span><text:span text:style-name="T14">$importe</text:span><text:span text:style-name="T11">, </text:span><text:span text:style-name="T36">CuentaBancaria</text:span><text:span text:style-name="T11"> </text:span><text:span text:style-name="T14">$destino</text:span><text:span text:style-name="T11">){</text:span></text:p>
            <text:p text:style-name="P22"><text:span text:style-name="T11"><text:s text:c="8"/></text:span></text:p>
            <text:p text:style-name="P22"><text:span text:style-name="T11"><text:s text:c="4"/>}</text:span></text:p>
            <text:p text:style-name="P22"><text:span text:style-name="T11"><text:s text:c="4"/></text:span></text:p>
            <text:p text:style-name="P22"><text:span text:style-name="T11"><text:s text:c="4"/></text:span><text:span text:style-name="T34">// Consultar estado de la cuenta, mostrá el saldo actual y</text:span></text:p>
            <text:p text:style-name="P22"><text:span text:style-name="T11"><text:s text:c="4"/></text:span><text:span text:style-name="T34">// el número de operaciones realizadas</text:span></text:p>
            <text:p text:style-name="P22"><text:span text:style-name="T11"><text:s text:c="4"/></text:span><text:span text:style-name="T40">public </text:span><text:span text:style-name="T6">function</text:span><text:span text:style-name="T11"> consultarEstado ():</text:span><text:span text:style-name="T6">string</text:span><text:span text:style-name="T11">{</text:span></text:p>
            <text:p text:style-name="P23"><text:span text:style-name="T11"><text:s text:c="8"/></text:span><text:span text:style-name="T6">return </text:span><text:span text:style-name="T20">" Saldo = "</text:span><text:span text:style-name="T11">. $this-&gt;</text:span><text:span text:style-name="T20">saldo</text:span><text:span text:style-name="T11"> . </text:span></text:p>
            <text:p text:style-name="P23"><text:span text:style-name="T11"><text:s text:c="26"/></text:span><text:span text:style-name="T20">" Nº operaciones = "</text:span><text:span text:style-name="T11">. $this-&gt;</text:span><text:span text:style-name="T20">numMovimientos</text:span><text:span text:style-name="T11">;</text:span></text:p>
            <text:p text:style-name="P22"><text:span text:style-name="T11"><text:s text:c="4"/>}</text:span></text:p>
            <text:p text:style-name="P22"><text:span text:style-name="T11">}</text:span></text:p>
            <text:p text:style-name="P20"><text:span text:style-name="T4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73cm" fo:margin-bottom="0.92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23:06:17.570531443</meta:creation-date>
    <dc:date>2019-12-27T09:34:45.124321179</dc:date>
    <meta:editing-duration>PT47M45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2" meta:paragraph-count="96" meta:word-count="509" meta:character-count="3782" meta:non-whitespace-character-count="3038"/>
  </office:meta>
</office:document-meta>
</file>